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c00000" fo:font-size="16pt" style:font-size-asian="16pt" style:font-size-complex="16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justify" style:justify-single-word="false"/>
      <style:text-properties fo:color="#ffc000" fo:font-size="12pt" fo:font-weight="bold" style:font-size-asian="12pt" style:font-weight-asian="bold" style:font-size-complex="12pt"/>
    </style:style>
    <style:style style:name="P6" style:family="paragraph" style:parent-style-name="Standard">
      <style:paragraph-properties fo:text-align="justify" style:justify-single-word="false"/>
      <style:text-properties fo:font-style="italic" style:font-style-asian="italic"/>
    </style:style>
    <style:style style:name="P7" style:family="paragraph" style:parent-style-name="Standard" style:master-page-name="Standard">
      <style:paragraph-properties fo:text-align="center" style:justify-single-word="false" style:page-number="auto"/>
    </style:style>
    <style:style style:name="P8" style:family="paragraph" style:parent-style-name="List_20_Paragraph" style:list-style-name="WWNum3">
      <style:paragraph-properties fo:text-align="justify" style:justify-single-word="false"/>
    </style:style>
    <style:style style:name="P9" style:family="paragraph" style:parent-style-name="List_20_Paragraph" style:list-style-name="WWNum4">
      <style:paragraph-properties fo:text-align="justify" style:justify-single-word="false"/>
    </style:style>
    <style:style style:name="P10" style:family="paragraph" style:parent-style-name="List_20_Paragraph" style:list-style-name="WWNum5">
      <style:paragraph-properties fo:text-align="justify" style:justify-single-word="false"/>
    </style:style>
    <style:style style:name="P11" style:family="paragraph" style:parent-style-name="List_20_Paragraph" style:list-style-name="WWNum6">
      <style:paragraph-properties fo:text-align="justify" style:justify-single-word="false"/>
    </style:style>
    <style:style style:name="P12" style:family="paragraph" style:parent-style-name="List_20_Paragraph">
      <style:paragraph-properties fo:margin-left="1.905cm" fo:margin-right="0cm" fo:text-align="justify" style:justify-single-word="false" fo:text-indent="0cm" style:auto-text-indent="false"/>
      <style:text-properties style:text-underline-style="solid" style:text-underline-width="auto" style:text-underline-color="font-color"/>
    </style:style>
    <style:style style:name="T1" style:family="text">
      <style:text-properties fo:color="#c00000" fo:font-size="16pt" style:font-size-asian="16pt" style:font-size-complex="16pt"/>
    </style:style>
    <style:style style:name="T2" style:family="text">
      <style:text-properties fo:color="#ffc000" fo:font-size="12pt" fo:font-weight="bold" style:font-size-asian="12pt" style:font-weight-asian="bold" style:font-size-complex="12pt"/>
    </style:style>
    <style:style style:name="T3" style:family="text">
      <style:text-properties style:font-name="Wingdings" style:font-name-asian="Wingdings2" style:font-name-complex="Wingdings2"/>
    </style:style>
    <style:style style:name="T4" style:family="text">
      <style:text-properties style:text-position="super 58%"/>
    </style:style>
    <style:style style:name="T5" style:family="text">
      <style:text-properties style:text-position="super 58%" style:text-underline-style="solid" style:text-underline-width="auto" style:text-underline-color="font-color"/>
    </style:style>
    <style:style style:name="T6" style:family="text">
      <style:text-properties fo:font-size="12pt" fo:font-weight="bold" style:font-size-asian="12pt" style:font-weight-asian="bold" style:font-size-complex="12pt"/>
    </style:style>
    <style:style style:name="T7" style:family="text">
      <style:text-properties style:text-underline-style="solid" style:text-underline-width="auto" style:text-underline-color="font-color"/>
    </style:style>
    <style:style style:name="T8" style:family="text">
      <style:text-properties fo:font-weight="bold" style:font-weight-asian="bold"/>
    </style:style>
    <style:style style:name="T9"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La France de Clovis à Louis XI – 481-1483</text:span></text:p>
      <text:p text:style-name="P1"><text:span text:style-name="T1">La gaule mérovingienne et la construction du royaume des francs</text:span></text:p>
      <text:p text:style-name="P2"/>
      <text:p text:style-name="P3"><text:span text:style-name="T2">Introduction</text:span></text:p>
      <text:p text:style-name="P3">Province romaine : gaulle romaine et constitué de peuples barbares (germaniques) : ensembles de peuples dirigés en tribut ou e clan, un statut particulier : statut de fédérés <text:span text:style-name="T3"></text:span> défendent les terres à la frontière en échange d’un territoire par le biais d’un contrat le foedus. Le fisc : terres publiques et les revenus associés à leur exploitation. Les peuples germaniques se sont déplacés : wisigoths jusque dans la péninsule ibérique, bretons, royaume des burgondes, et les francs. En 476 lorsque Romulus fut déposé, les francs reprennent les rênes du pouvoir romain, l’empire romain disparaissant petit à petit. Clovis, le premier roi mérovingien, devient dans un premier temps roi des francs saliens (481-2). On s’intéresse au passage de la gaulle romaine à la gaulle franque/mérovingienne (Clovis) jusqu’à l’avènement en 754, de Pépin le Bref, un Pépinides. Milieu 6<text:span text:style-name="T4">ème</text:span> elle sera la puissance dominante en Europe, en imposant durablement leur pouvoir : combinaison de l’héritage romain, germanique et les francs païens devenus des chrétiens.</text:p>
      <text:p text:style-name="P3"/>
      <text:p text:style-name="P3"><text:span text:style-name="T2">I/La naissance du royaume des Francs (regnum francorum)</text:span></text:p>
      <text:list xml:id="list3471474144" text:style-name="WWNum3">
        <text:list-item>
          <text:p text:style-name="P8"><text:span text:style-name="T7">Les conquêtes militaires de Clovis</text:span></text:p>
        </text:list-item>
      </text:list>
      <text:p text:style-name="P3">On connait assez mal Clovis, source : évêque Grégoire de Tours (pas la même époque de Clovis). Né vers 466 et meurt en 511. Fils de Childéric 1<text:span text:style-name="T4">er</text:span> (mort en 481). Mérovingien vient d’un ancêtre Mérovée, c’est la famille à l’intérieur de laquelle on va choisir des rois des francs jusqu’au 8<text:span text:style-name="T4">ème</text:span>.</text:p>
      <text:p text:style-name="P3">Construction d’un royaume par deux manières : par la guerre et la ruse.</text:p>
      <text:p text:style-name="P3">Par la guerre :</text:p>
      <text:list xml:id="list2655336506" text:style-name="WWNum4">
        <text:list-item>
          <text:p text:style-name="P9">Au sud de la Loire : syagrius-vase de Soissons.</text:p>
        </text:list-item>
        <text:list-item>
          <text:p text:style-name="P9">A l’est contre les thuringiens et les alamans – victoire de Tobliac en 496 <text:span text:style-name="T3"></text:span> décision de son baptême suite à sa victoire.</text:p>
        </text:list-item>
        <text:list-item>
          <text:p text:style-name="P9">Au sud contre les wisigoths-bataille de Vouillé en 507 contre Alaric II.</text:p>
        </text:list-item>
      </text:list>
      <text:p text:style-name="P3">Par la ruse :</text:p>
      <text:p text:style-name="P3">Francs saliens dont il est le roi et le franc rhénan dont le roi, Sigebert le Boiteux, pourra être un ennemi au trône, mais ne peut provoquer un massacre. Clovis pousse son fils à tuer son père, et dénonce celui-ci afin de prendre sa place, élu par le peuple. Il doit assoir son autorité sur les territoires conquis gallo-romains. </text:p>
      <text:p text:style-name="P4"/>
      <text:p text:style-name="P12"/>
      <text:p text:style-name="P12"/>
      <text:p text:style-name="P12"/>
      <text:p text:style-name="P12"/>
      <text:p text:style-name="P12"/>
      <text:list xml:id="list221506396361510" text:continue-list="list3471474144" text:style-name="WWNum3">
        <text:list-item>
          <text:p text:style-name="P8"><text:soft-page-break/><text:span text:style-name="T7">Clovis et le renforcement de l’autorité royale.</text:span></text:p>
        </text:list-item>
      </text:list>
      <text:p text:style-name="P3">Il va rassurer les élites gallo-romaines en conservant leurs rites :</text:p>
      <text:list xml:id="list221505752277675" text:continue-list="list2655336506" text:style-name="WWNum4">
        <text:list-item>
          <text:p text:style-name="P9">Le rituel cérémonial de Tours (aidé par l’empereur d’orient, Anastase) en 508. Anastase lui envoie les insignes consulaires à Tours : montrent que celui qui les porte est un consul en 507-08. Il va les arborer dans la ville, ce qui lui permet d’avoir le soutien des citadins, ils n’ont plus envie de contester son autorité. Les insignes : la tunique pourpre, la chlamyde. </text:p>
        </text:list-item>
        <text:list-item>
          <text:p text:style-name="P9">La religion chrétienne : en fait un fondement de son pouvoir <text:span text:style-name="T3"></text:span> baptême un 25 décembre entre 498 et 499 ou entre 506 et 511. Se fait l’ami des évêques locaux dans les territoires catholiques <text:span text:style-name="T3"></text:span> Lutter contre les arianistes.</text:p>
        </text:list-item>
      </text:list>
      <text:p text:style-name="P3">Clovis meurt en 511 et son royaume sera partagé entre ses quatre fils, qu’advient-il de son héritage ?</text:p>
      <text:p text:style-name="P3"/>
      <text:list xml:id="list221506221411664" text:continue-list="list221506396361510" text:style-name="WWNum3">
        <text:list-item>
          <text:p text:style-name="P8"><text:span text:style-name="T7">L’œuvre des fils et des petits-fils de Clovis</text:span></text:p>
        </text:list-item>
      </text:list>
      <text:p text:style-name="P3">Quatre fils : Thierry 1<text:span text:style-name="T4">er</text:span>, 533, premier issu d’un mariage avec une princesse franque tandis que les trois autres : Clodomir- 5524, Childebert 1<text:span text:style-name="T4">er</text:span> – 558, et Clotaire 1<text:span text:style-name="T4">er</text:span> - 561 issu d’un mariage avec Clothilde. L’autorité s’exerce d’abord sur les populations, la délimitation des territoires n’est pas déterminante pour définir l’autorité. Conception du pouvoir royale non territoriale. Ils règnent ensembles : royaume burgonde conquis entre 523 et 534, la Provence en 537 mais pas la Septimanie ni la bretagne.</text:p>
      <text:p text:style-name="P3">561 partage du royaume entre les quatre fils de Clotaire 1<text:span text:style-name="T4">er </text:span>: </text:p>
      <text:list xml:id="list221506256406329" text:continue-list="list221505752277675" text:style-name="WWNum4">
        <text:list-item>
          <text:p text:style-name="P9">Charibert, 567, royaume de Paris.</text:p>
        </text:list-item>
        <text:list-item>
          <text:p text:style-name="P9">Gontran, 529-594, royaume d’Orléans.</text:p>
        </text:list-item>
        <text:list-item>
          <text:p text:style-name="P9">Sigebert 1<text:span text:style-name="T4">er</text:span>, 575, royaume de Reims.</text:p>
        </text:list-item>
        <text:list-item>
          <text:p text:style-name="P9">Chilpéric 1<text:span text:style-name="T4">er</text:span>, 584, royaume de Soissons.</text:p>
        </text:list-item>
      </text:list>
      <text:p text:style-name="P3">Trois régions royales apparaissent : la Neustrie, l’Austrasie et la Bourgogne.</text:p>
      <text:p text:style-name="P3"/>
      <text:list xml:id="list221506124682611" text:continue-list="list221506221411664" text:style-name="WWNum3">
        <text:list-item>
          <text:p text:style-name="P8"><text:span text:style-name="T7">L’unité du royaume et les guerres civiles.</text:span></text:p>
        </text:list-item>
      </text:list>
      <text:p text:style-name="P3">Il n’y a qu’un seul royaume des francs, indépendamment des partages. Il est divisé en trois regna : entité partie d’un tout faisant parti d’un seul royaume. Le roi est d’abord le roi des populations. Unité du royaume est familiale, sur les liens entre personnes/héritiers, il vaut mieux que les intéressés s’entendent. </text:p>
      <text:p text:style-name="P3">Les années de guerre civile (561-613) : source de Grégoire de Tours et Frédégaire. Massacre « familial organisé ». Doublée d’une faide royale : « tu tues un des moins, je fais de même » entre Galswinthe, 570 (se fait tuer par son mari), la femme du roi de Neustrie et Brunehaut, sa sœur la femme du roi d’Austrasie déclenche la vengeance familiale. Elle fait assassiner tous ceux qui font obstacle, mais se fait trahir par son clan en 613 et se fera livrer à Clotaire II. La peine de mort est rare à cette époque <text:span text:style-name="T3"></text:span> supplice de Brunehaut, chronique de Frédégaire, 7<text:span text:style-name="T4">ème</text:span>, Wergeld. Celui-ci, va réunir les trois regna sous son autorité.</text:p>
      <text:p text:style-name="P3"/>
      <text:p text:style-name="P5"/>
      <text:p text:style-name="P5"/>
      <text:p text:style-name="P3"><text:soft-page-break/><text:span text:style-name="T2">II/De la royauté réunifiée à l’ascension des Pippinides- 614-714.</text:span></text:p>
      <text:list xml:id="list376401436" text:style-name="WWNum5">
        <text:list-item>
          <text:p text:style-name="P10"><text:span text:style-name="T7">L’apogée de la royauté mérovingienne : Clotaire II- 584-629, et Dagobert 1</text:span><text:span text:style-name="T5">er</text:span><text:span text:style-name="T7"> – 614-639.</text:span></text:p>
        </text:list-item>
      </text:list>
      <text:p text:style-name="P3">Ils ont réussi à gouvernant en faisant l’unanimité politique, il fut élu roi et en respectant/conservant les autonomies régionales.</text:p>
      <text:p text:style-name="P3"><text:span text:style-name="T8">L’unanimité politique</text:span> : ne pas donner envie aux gens de se révolter, il réunit en octobre 614, à Paris, à la basilique des Saint apôtres (symbolique car Clovis et Clothilde y sont enterrés) des évêques. Et ensuite rassemble les trois laïcs des regna, assemblée. Ou va sortir l’édit de Paris (18 octobre 614) : <text:s text:c="2"/>texte de lois tel un pacte, par lequel le roi s’engage à respecter les privilèges de l’aristocratie, par exemple dans chaque regnum les fonctionnaires sont choisit dans le sous royaume (#étrangers), et l’évêque élu ne sera véritablement consacré qu’avec son consentement <text:span text:style-name="T3"></text:span> contrôle du clergé. Il est fondateur de la stabilité politique (pacte).</text:p>
      <text:p text:style-name="P3"><text:span text:style-name="T8">Les autonomies régionales</text:span> : les respecter en gardant l’unité du royaume. Chaque regnum a sa propre capitale (paris pour la Neustrie et Metz pour l’Austrasie) et administration. Depuis la Neustrie, c’est là que les nobles envoient leurs enfants, et là où « loge » Clotaire II <text:span text:style-name="T3"></text:span> une certaine prédominance. <text:s/>Les trois regna ne veulent pas être confondues : roi est neustrien, donc l’Austrasie maintient son autonomie régionale et demande un représentant, Dagobert 1<text:span text:style-name="T4">er</text:span> est donc envoyé en Austrasie. Mais il ne part pas seul, accompagné de Pépin 1<text:span text:style-name="T4">er</text:span> l’Ancien et un évêque, Arnoul, car il est encore trop jeune. Il incarne la renaissance de la royauté Austrasienne en respecter la Neustrie. A la mort de son père, devient le seul roi des trois regna, en respectant les autonomies régionales. Il ne va pas rester en Austrasie et retourne en Neustrie, avec Pépin 1<text:span text:style-name="T4">er</text:span>. Il réussit à régner en paix jusqu’à sa mort. Dagobert gouverne comme un souverain chrétien : reproche du fait qu’il donna beaucoup de terre, trop, à l’église (monastère de Saint-Denis, favorisé par celui-ci, afin que les moines prient pour lui, sa famille) <text:span text:style-name="T3"></text:span> il sera enterrés à Saint-Denis : <text:span text:style-name="T8">nécropole royale</text:span>. </text:p>
      <text:p text:style-name="P3"/>
      <text:list xml:id="list221504679232234" text:continue-numbering="true" text:style-name="WWNum5">
        <text:list-item>
          <text:p text:style-name="P10"><text:span text:style-name="T7">La montée en puissance des aristocrates</text:span></text:p>
        </text:list-item>
      </text:list>
      <text:p text:style-name="P3">Le pouvoir mérovingien va entrer en crise lors de sa mort <text:span text:style-name="T3"></text:span> perte de puissance que certains vont mettre à profit pour prendre leur place sur le trône : les Pippinides. Sont à la base des aristocrates, car ils ont gagné en puissance. Héritiers du royaume : sont trop jeunes afin de le défendre face à eux. </text:p>
      <text:p text:style-name="P3">CF_ <text:span text:style-name="T7">L’aristocratie médiévale</text:span> - Joseph MORSEL.</text:p>
      <text:p text:style-name="P3">L’aristocratie : groupe dominant partageant le pouvoir avec le roi. Ils ont leurs propres domaines (villae) et exploitent les domaines fonciers. Ils se distinguent par leur naissance et ce n’est pas un groupe homogène. Les mérovingiens ont de moins en moins les moyens de maintenir leurs relations à travers le don de terres contrairement aux aristocrates. </text:p>
      <text:p text:style-name="P3"><text:span text:style-name="T9">Comment les rois mérovingiens ont-ils perdus assez de pouvoir pour voir émerger les aristocraties ?</text:span> </text:p>
      <text:p text:style-name="P3">Ils se sont enrichis des rois : cadeaux des rois afin de conserver leurs relations. Revenus des aristocrates montent tandis que ceux des rois mérovingiens baissent (présents). <text:s/>Les aristocrates vont pouvoir récompenser la fidélité d’aristocrates moins important (rôle du roi), les rois perdent leurs réseaux de fidélité : fonctionnement redoutable. Début de la <text:span text:style-name="T8">vassalité </text:span>: relation contractuelle ou l’on engage sa fidélité envers un puissant en échange de protection de la part de celui-ci. </text:p>
      <text:p text:style-name="P3">La christianisation va participer à l’accroissement du pouvoir de ces aristocrates. Petites églises privées : attire toute une population par le biais de la religion reconnaissent une sorte d’autorité par-<text:soft-page-break/>delà les rois <text:span text:style-name="T3"></text:span> association du pouvoir aristocratique à la religion, vassalité des laïques et réseau d’édifices de culte. Les aristocrates font qq chose que les rois n’arrivent pas encore à faire. Ils arrivent à encrer territorialement leur pouvoir : réseau d’hommes et contrôle des territoires. Or la royauté mérovingienne n’est pas un pouvoir royal à ancrage territorial. </text:p>
      <text:p text:style-name="P3">La prochaine famille vient de cette aristocratie. Occuper et accaparer des charges importantes : maire du palais. </text:p>
      <text:p text:style-name="P4"/>
      <text:list xml:id="list221506323606572" text:continue-numbering="true" text:style-name="WWNum5">
        <text:list-item>
          <text:p text:style-name="P10"><text:span text:style-name="T7">Le temps des maires du palais et le déclin de la royauté mérovingienne</text:span></text:p>
        </text:list-item>
      </text:list>
      <text:p text:style-name="P3">C’est le premier conseiller du roi : un maire du palais par regna. Celui qui s’occupe de cette charge est responsable de l’intendance de la cour, contrôle de gestion du domaine du roi et finit par contrôler toutes les fonctions du gouvernement : armée etc. Il a accès aux ressources. Ils vont finir par confisquer, à leur profit, les ressource publics, sensées être les ressources des rois. Les maires du palais vont être capable d’utiliser les richesses publiques pour recomposer tout un réseau de vaisseaux/fidèles. Les rois mérovingiens sont appelés « les rois feignants » par Eginhard car ils avaient l’habitude de se déplacer dans leurs royaumes en charrettes allongés. Or, il écrit sous Charlemagne : il ne les a pas connus. </text:p>
      <text:p text:style-name="P3"><text:span text:style-name="T9">Comment rapprochent-ils progressivement leur famille du trône ?</text:span></text:p>
      <text:p text:style-name="P3">Pépin II de Herstal (635-714) ; fils de Pépin l’Ancien est maire du palais. Talent militaire : Gagne la bataille de Tertry : écrase les neustriens en 687 : se donne le titre de « <text:span text:style-name="T9">princeps francorum</text:span> ». Cela encourage ses héritiers à se rapprocher au titre de roi. Il prend aussi la charge de maire du palais de Neustrie, puis de Bourgogne jusqu’en 715. </text:p>
      <text:p text:style-name="P3">Charles Martel (719-741) prend aussi le titre de « princeps francorum », de « dux francorum » (militaire : chef de la nation des francs en guerre) et de « subregulus » (celui qui est sous le roi) donné par le pape Grégoire III, pour le remercier de l’aide militaire face aux lombards sur les terres du pape.</text:p>
      <text:p text:style-name="P3">Pépin III le bref <text:span text:style-name="T7">deviendra roi dans les années 749-751.</text:span> </text:p>
      <text:p text:style-name="P3"/>
      <text:p text:style-name="P3"><text:span text:style-name="T2">III/ Les fondements du pouvoir royal mérovingien</text:span></text:p>
      <text:p text:style-name="P3">Les francs vont également gérer le royaume comme un bien privé et pas suffisamment comme un état public. On parle de <text:span text:style-name="T8">patrimonialisation</text:span> du royaume (raison de l’affaiblissement des mérovingiens). Ils gèrent aussi le trésor royal comme un bien privé/familial. La sphère des affaires privées et publiques se confrontent. Cette gestion simultanée va rester jusqu’à Louis IX. </text:p>
      <text:p text:style-name="P3"><text:span text:style-name="T9">Qu’Est-ce qui distingue un roi mérovingien ?</text:span></text:p>
      <text:p text:style-name="P6"/>
      <text:list xml:id="list3576348546" text:style-name="WWNum6">
        <text:list-item>
          <text:p text:style-name="P11"><text:span text:style-name="T7">Le roi mérovingien est d’abord un guerrier</text:span></text:p>
        </text:list-item>
      </text:list>
      <text:p text:style-name="P3">Se distingue physiquement : chevelure longue. Ils disposent du pouvoir de convoquer l’armée, l’armée de tout le royaume est réunie lors du mois de mars : champs de mars <text:span text:style-name="T3"></text:span> réunion militaire. Rituel d’élévation sur un pavois. Porte un diadème et non une couronne et donc le couronnement deviendra constitutif avec les carolingiens ; Royauté héréditaires : souverains choisit dans la même famille mais pas de père en fils (#dynastie). Le roi est choisi par élection par les grands du royaume en <text:soft-page-break/>plus de la succession. <text:s/>Le charisme du sang désigne la capacité des membres d’une même famille a conduire à une victoire militaire et don à le protéger : choisi selon son talent militaire. </text:p>
      <text:p text:style-name="P3">Ont plusieurs épouses et concubines (combinaison des deux) <text:span text:style-name="T3"></text:span> Polygynie de ressources : ne pouvaient changer les lois d’hérédité à cause du nombre d’enfants dus aux concubines.</text:p>
      <text:p text:style-name="P3">Victoires : butins <text:span text:style-name="T3"></text:span> alimente le trésor royal : c’est pour cela que l’on choisit le roi selon ses talents militaires. Circulation des biens et des richesses pour aussi récompenser ceux qui les ont aidés (familles aristocratiques et soldats).</text:p>
      <text:p text:style-name="P3">Rois trop jeunes pour agrandir le royaume : plus de moyens pour faire revenir les aristocrates à eux. Ce système là faiblit. Et donc plus de moyens de protéger ses vaisseaux. </text:p>
      <text:p text:style-name="P3">Un roi protecteur : deux sortes de protection.</text:p>
      <text:list xml:id="list221504502160247" text:continue-list="list221506256406329" text:style-name="WWNum4">
        <text:list-item>
          <text:p text:style-name="P9">La « defensio » envers tous les hommes libres du royaume.</text:p>
        </text:list-item>
        <text:list-item>
          <text:p text:style-name="P9">Le « mundium » ou « mainbour » : protection que le roi accorde à ses fidèles, que le père accorde à ses enfants, le mari à sa femme etc… </text:p>
        </text:list-item>
      </text:list>
      <text:p text:style-name="P3">La source de richesse est importante au fondement de leur royaume.</text:p>
      <text:p text:style-name="P4"/>
      <text:list xml:id="list221504495862193" text:continue-list="list3576348546" text:style-name="WWNum6">
        <text:list-item>
          <text:p text:style-name="P11"><text:span text:style-name="T7">Un roi de justice</text:span></text:p>
        </text:list-item>
      </text:list>
      <text:p text:style-name="P3">La prospérité du peuple dépend aussi du roi à faire régner la paix. Comme roi mérovingien sont chrétiens, ils sont sensés gouverner au nom de dieu. Texte de lois et leur propre tribunal. Clovis va être celui qui va mettre à l’écrit des codes de lois par peuple. Le droit romain pour les gallo-romains : avec le code de bréviaire d’Alaric en 506. Si on est gallo-romain ou qu’ils soient dans le royaume, se réclame de ce droit. Si on est franc on peut faire appel à la roi salique. Les burgondes ont un codes de burgonde, même principe, aux alentours de 502 . <text:s/>D’une certaine manière respect des autonomies régionales. Ça renforce l’idée dans le système juridique qui s’appuie sur le principe de la personnalité des Lois, donc pas de lois territoriales.</text:p>
      <text:p text:style-name="P3">C’est aussi un juge disposant d’un tribunal : le malus, se compose dans le palais ou se situe le roi, composé de grands laïques et ecclésiastiques. Le comte du palais est celui qui reçoit les plaintes et décide de les amener au tribunal ou non. Les affaires au tribunal du roi concernent généralement le roi, sa famille ou ses proches.</text:p>
      <text:p text:style-name="P3">La justice mérovingienne est soucieuse de paix et n’est pas très rigoureuse des lois : pratique de la vengeance et ratification du prix de l’honneur en fonction de la valeur de la victime. Justice dans le souci de réparer (aujourd’hui justice de punition).</text:p>
      <text:p text:style-name="P3"/>
      <text:list xml:id="list221505105560525" text:continue-numbering="true" text:style-name="WWNum6">
        <text:list-item>
          <text:p text:style-name="P11"><text:span text:style-name="T7">Un roi itinérant</text:span></text:p>
        </text:list-item>
      </text:list>
      <text:p text:style-name="P3">Chaque roi à son royaume et sa capitale. Mais chacun se déplace d’un domaine foncier à un autre. Se déplacent pour consommer la production de chaque domaine royal : </text:p>
      <text:list xml:id="list221504804700672" text:continue-list="list221504502160247" text:style-name="WWNum4">
        <text:list-item>
          <text:p text:style-name="P9">Permet de gouverner <text:span text:style-name="T3"></text:span> se montre aux populations locales.</text:p>
        </text:list-item>
        <text:list-item>
          <text:p text:style-name="P9">Permet d’installer un réseau : serment de fidélité.</text:p>
        </text:list-item>
        <text:list-item>
          <text:p text:style-name="P9">Récupérer les récompenses.</text:p>
        </text:list-item>
        <text:list-item>
          <text:p text:style-name="P9">Rendre la justice, reprendre certaines affaires si possibles.</text:p>
        </text:list-item>
      </text:list>
      <text:p text:style-name="P3"><text:soft-page-break/>Mode de gouvernance itinérante, de palais en palais. </text:p>
      <text:p text:style-name="P3">Palais au sens de la cour et le personnel se déplace avec le roi. Est accompagné de leudes (proches du roi), de trustes : garde personnelle du roi, officiers palatins : maire du palis, chancelier, référendaire (appose le sceau royal), les nutritis : enfants de l’aristocratie (enfants de particuliers ou alors des gens repérés au cours des déplacement du roi comme talentueux). Aussi le chapelain : gardien de la chape (relique) de Saint Martin et la chapelle : groupe de chapelains l’accompagne. </text:p>
      <text:p text:style-name="P3"/>
      <text:p text:style-name="P3">Conclusion :</text:p>
      <text:p text:style-name="P3">Le royaume des francs au 6<text:span text:style-name="T4">ème</text:span> est devenu la puissance dominante en Europe, malgré le changement de famille. Le royaume des francs est devenu une des pièces maitresse, né de l’empire romain au 5<text:span text:style-name="T4">ème</text:span>. Mais une gaulle gouvernée par un système politique précaire et trop fragile pour être durable, du oins pour être durable au seul profit de la famille des mérovingiens. Territorialisation de <text:bookmark text:name="_GoBack"/>leurs territoires + système récupéré par une famille par l’intermédiaire de la charge de maire du palais : les Pippinides. Ce système de fidélité de leur rétribution a fait al force et la faiblesse des mérovingiens et ce système qui repose sur des mécanisme de rétributions fait la force des Pippinides, qui nous mène aux carolingiens.</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fr" style:country-asian="F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2"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rey braussaud</meta:initial-creator>
    <dc:creator>Audrey braussaud</dc:creator>
    <meta:editing-cycles>30</meta:editing-cycles>
    <meta:creation-date>2018-01-15T09:33:00</meta:creation-date>
    <dc:date>2018-01-22T10:53:00</dc:date>
    <meta:editing-duration>PT3H3M</meta:editing-duration>
    <meta:generator>LibreOffice/5.3.7.2$Windows_X86_64 LibreOffice_project/6b8ed514a9f8b44d37a1b96673cbbdd077e24059</meta:generator>
    <meta:document-statistic meta:table-count="0" meta:image-count="0" meta:object-count="0" meta:page-count="6" meta:paragraph-count="75" meta:word-count="2637" meta:character-count="15713" meta:non-whitespace-character-count="131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